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308aae" officeooo:paragraph-rsid="00308aae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name-asian="Arial3" style:font-size-asian="12pt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3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fo:language="en" fo:country="GB" style:text-underline-style="none" fo:font-weight="normal" officeooo:rsid="002b130e" officeooo:paragraph-rsid="002b130e" style:font-name-asian="Arial3" style:font-size-asian="12pt" style:font-weight-asian="normal" style:font-name-complex="Arial3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6" style:family="paragraph" style:parent-style-name="Standard" style:master-page-name="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page-number="auto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2d778" officeooo:paragraph-rsid="002117a9" style:font-name-asian="Arial3" style:font-size-asian="12pt" style:font-style-asian="normal" style:font-weight-asian="normal" style:font-name-complex="Arial3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name-asian="Arial3" style:font-size-asian="12pt" style:font-style-asian="normal" style:font-weight-asian="normal" style:font-name-complex="Arial3" style:font-size-complex="12pt" style:text-emphasize="none"/>
    </style:style>
    <style:style style:name="P20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bb60f" officeooo:paragraph-rsid="002bb60f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2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117a9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fo:font-size="12pt" style:font-size-asian="12pt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bb60f" style:font-size-asian="12pt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d15f7" style:font-size-asian="12pt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308aae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3208e0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font-name="Arial" fo:language="en" fo:country="GB" officeooo:rsid="00308aae" style:font-name-asian="Arial3" style:font-name-complex="Arial3"/>
    </style:style>
    <style:style style:name="T8" style:family="text">
      <style:text-properties fo:color="#000000" loext:opacity="100%" style:font-name="Arial" fo:language="en" fo:country="GB" officeooo:rsid="003208e0" style:font-name-asian="Arial3" style:font-name-complex="Arial3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08aae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style:font-size-asian="12pt" style:font-style-asian="normal" style:font-weight-asian="normal" style:font-size-complex="12pt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2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82a28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892b2" style:font-style-asian="normal" style:font-weight-asian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8e1ef" style:font-style-asian="normal" style:font-weight-asian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bb60f" style:font-style-asian="normal" style:font-weight-asian="normal" style:text-emphasize="none"/>
    </style:style>
    <style:style style:name="T19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eb0a1" style:font-style-asian="normal" style:font-weight-asian="normal" style:text-emphasize="none"/>
    </style:style>
    <style:style style:name="T20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308aae" style:font-style-asian="normal" style:font-weight-asian="normal" style:text-emphasize="none"/>
    </style:style>
    <style:style style:name="T21" style:family="text">
      <style:text-properties officeooo:rsid="00129edb"/>
    </style:style>
    <style:style style:name="T22" style:family="text">
      <style:text-properties officeooo:rsid="001adcec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5" style:family="text">
      <style:text-properties fo:language="en" fo:country="GB" officeooo:rsid="00282a28"/>
    </style:style>
    <style:style style:name="T26" style:family="text">
      <style:text-properties fo:language="en" fo:country="GB" officeooo:rsid="0028e1ef"/>
    </style:style>
    <style:style style:name="T27" style:family="text">
      <style:text-properties fo:language="en" fo:country="GB" officeooo:rsid="002bb60f"/>
    </style:style>
    <style:style style:name="T28" style:family="text">
      <style:text-properties officeooo:rsid="00308a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50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8">Sort button – the items are not remain<text:span text:style-name="T28">ing</text:span> sorted at return to Home page from S<text:span text:style-name="T26">hopping cart </text:span>page <text:span text:style-name="T25">with “</text:span><text:span text:style-name="T27">back</text:span><text:span text:style-name="T25">” </text:span><text:span text:style-name="T27">from browser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3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4"><text:span text:style-name="T5">27</text:span><text:span text:style-name="T6">/</text:span><text:span text:style-name="T8">0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21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3"><text:span text:style-name="T23">Chrome </text:span><text:span text:style-name="T24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22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22">1</text:span></text:p>
          </table:table-cell>
        </table:table-row>
      </table:table>
      <text:p text:style-name="P1"/>
      <text:p text:style-name="P1"/>
      <text:p text:style-name="P11">Description</text:p>
      <text:p text:style-name="P27"><text:span text:style-name="T13">A</text:span><text:span text:style-name="T11">t return to Home page from </text:span><text:span text:style-name="T9">S</text:span><text:span text:style-name="T17">hopping cart </text:span><text:span text:style-name="T9">page </text:span><text:span text:style-name="T15">with “</text:span><text:span text:style-name="T18">back</text:span><text:span text:style-name="T15">” </text:span><text:span text:style-name="T18">from browser</text:span><text:span text:style-name="T17">, </text:span><text:span text:style-name="T11">the items are not remain</text:span><text:span text:style-name="T10">ing</text:span><text:span text:style-name="T11"> sorted </text:span><text:span text:style-name="T13">by the option chosen</text:span><text:span text:style-name="T14"> </text:span><text:span text:style-name="T16">initi</text:span><text:span text:style-name="T20">a</text:span><text:span text:style-name="T16">lly</text:span><text:span text:style-name="T14"> </text:span><text:span text:style-name="T12">in Home page.</text:span></text:p>
      <text:p text:style-name="P15"/>
      <text:p text:style-name="P11">Steps to reproduce</text:p>
      <text:p text:style-name="P16">1. access site www.saucedemo.com in Chrome </text:p>
      <text:p text:style-name="P26"><text:span text:style-name="T9">2. insert valid data in field “Username” </text:span><text:span text:style-name="T17">(</text:span><text:span text:style-name="T19">visual</text:span><text:span text:style-name="T17">_user)</text:span></text:p>
      <text:p text:style-name="P26"><text:span text:style-name="T9">3. insert valid data in field “Password” </text:span><text:span text:style-name="T17">(secret_sauce)</text:span></text:p>
      <text:p text:style-name="P17">4. press “Login” button</text:p>
      <text:p text:style-name="P17">5. choose from sort button the sorting by price (high <text:span text:style-name="T27">to low</text:span>)</text:p>
      <text:p text:style-name="P20">6. add to cart one item</text:p>
      <text:p text:style-name="P17"><text:span text:style-name="T27">7</text:span>. click the icon off the cart </text:p>
      <text:p text:style-name="P17"><text:span text:style-name="T27">8</text:span>. press “continue shopping” button</text:p>
      <text:p text:style-name="P19"/>
      <text:p text:style-name="P11">Expected result</text:p>
      <text:p text:style-name="P22">At return to Home page the items should remain sorted by price (high <text:span text:style-name="T27">to low</text:span>).</text:p>
      <text:p text:style-name="P18"/>
      <text:p text:style-name="P11">Actual result</text:p>
      <text:p text:style-name="P21">At return to Home page the items are sorted by name (A to Z).</text:p>
      <text:p text:style-name="P10"/>
      <text:p text:style-name="P11">Notes</text:p>
      <text:p text:style-name="P14"/>
      <text:p text:style-name="P11"/>
      <text:p text:style-name="P12"/>
      <text:p text:style-name="P25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7</meta:editing-cycles>
    <meta:creation-date>2024-02-05T18:33:00</meta:creation-date>
    <dc:date>2024-05-04T18:13:15.946000000</dc:date>
    <meta:editing-duration>PT1H29M25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39" meta:word-count="177" meta:character-count="1043" meta:non-whitespace-character-count="897"/>
    <meta:user-defined meta:name="AppVersion">16.0000</meta:user-defined>
    <meta:template xlink:type="simple" xlink:actuate="onRequest" xlink:title="Normal" xlink:href=""/>
  </office:meta>
</office:document-meta>
</file>